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T3" style:parent-style-name="Policepardéfaut" style:family="text">
      <style:text-properties style:font-name="Consola" fo:language="fr" fo:country="CA"/>
    </style:style>
    <style:style style:name="T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" style:parent-style-name="Policepardéfaut" style:family="text">
      <style:text-properties style:font-name="Consola" fo:language="fr" fo:country="CA"/>
    </style:style>
    <style:style style:name="P6" style:parent-style-name="Standard" style:family="paragraph">
      <style:text-properties style:font-name="Consola" fo:language="fr" fo:country="CA"/>
    </style:style>
    <style:style style:name="P7" style:parent-style-name="Standard" style:family="paragraph">
      <style:text-properties style:font-name="Consola" fo:language="fr" fo:country="CA"/>
    </style:style>
    <style:style style:name="T8" style:parent-style-name="Policepardéfaut" style:family="text">
      <style:text-properties style:font-name="Times" fo:language="fr" fo:country="CA"/>
    </style:style>
    <style:style style:name="T9" style:parent-style-name="Policepardéfaut" style:family="text">
      <style:text-properties style:font-name="Times" style:font-style-complex="italic" fo:language="fr" fo:country="CA"/>
    </style:style>
    <style:style style:name="T10" style:parent-style-name="Policepardéfaut" style:family="text">
      <style:text-properties style:font-name="Times" fo:language="fr" fo:country="CA"/>
    </style:style>
    <style:style style:name="T11" style:parent-style-name="Policepardéfaut" style:family="text">
      <style:text-properties style:font-name="Times" fo:language="fr" fo:country="CA"/>
    </style:style>
    <style:style style:name="P12" style:parent-style-name="Standard" style:family="paragraph">
      <style:text-properties style:font-name="Consola" style:font-style-complex="italic" style:text-underline-type="single" style:text-underline-style="solid" style:text-underline-width="auto" style:text-underline-mode="continuous" fo:language="fr" fo:country="CA"/>
    </style:style>
    <style:style style:name="P13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4" style:parent-style-name="Standard" style:family="paragraph">
      <style:text-properties style:font-name="Consola" fo:language="fr" fo:country="CA"/>
    </style:style>
    <style:style style:name="T15" style:parent-style-name="Policepardéfaut" style:family="text">
      <style:text-properties style:font-name="Consola" fo:language="fr" fo:country="CA"/>
    </style:style>
    <style:style style:name="T16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7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8" style:parent-style-name="Policepardéfaut" style:family="text">
      <style:text-properties style:font-name="Consola" fo:language="fr" fo:country="CA"/>
    </style:style>
    <style:style style:name="P19" style:parent-style-name="Standard" style:family="paragraph">
      <style:text-properties style:font-name="Consola" fo:language="fr" fo:country="CA"/>
    </style:style>
    <style:style style:name="P20" style:parent-style-name="Standard" style:family="paragraph">
      <style:text-properties style:font-name="Consola" fo:language="fr" fo:country="CA"/>
    </style:style>
    <style:style style:name="P21" style:parent-style-name="Standard" style:family="paragraph">
      <style:text-properties style:font-name="Times" fo:language="fr" fo:country="CA"/>
    </style:style>
    <style:style style:name="T22" style:parent-style-name="Policepardéfaut" style:family="text">
      <style:text-properties style:font-name="Times" fo:language="fr" fo:country="CA"/>
    </style:style>
    <style:style style:name="T23" style:parent-style-name="Policepardéfaut" style:family="text">
      <style:text-properties style:font-name="Times" style:font-style-complex="italic" fo:language="fr" fo:country="CA"/>
    </style:style>
    <style:style style:name="T24" style:parent-style-name="Policepardéfaut" style:family="text">
      <style:text-properties style:font-name="Times" style:font-style-complex="italic" fo:language="fr" fo:country="CA"/>
    </style:style>
    <style:style style:name="P25" style:parent-style-name="Standard" style:family="paragraph">
      <style:text-properties style:font-name="Times" fo:language="fr" fo:country="CA"/>
    </style:style>
    <style:style style:name="P26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27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28" style:parent-style-name="Policepardéfaut" style:family="text">
      <style:text-properties style:font-name="Consola" fo:language="fr" fo:country="CA"/>
    </style:style>
    <style:style style:name="T29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30" style:parent-style-name="Policepardéfaut" style:family="text">
      <style:text-properties style:font-name="Consola" fo:language="fr" fo:country="CA"/>
    </style:style>
    <style:style style:name="P31" style:parent-style-name="Standard" style:family="paragraph">
      <style:text-properties style:font-name="Consola" fo:language="fr" fo:country="CA"/>
    </style:style>
    <style:style style:name="P32" style:parent-style-name="Standard" style:family="paragraph">
      <style:text-properties style:font-name="Consola" fo:language="fr" fo:country="CA"/>
    </style:style>
    <style:style style:name="P33" style:parent-style-name="Standard" style:family="paragraph">
      <style:text-properties style:font-name="Times" fo:language="fr" fo:country="CA"/>
    </style:style>
    <style:style style:name="T34" style:parent-style-name="Policepardéfaut" style:family="text">
      <style:text-properties style:font-name="Times" fo:language="fr" fo:country="CA"/>
    </style:style>
    <style:style style:name="T35" style:parent-style-name="Policepardéfaut" style:family="text">
      <style:text-properties style:font-name="Times" style:font-style-complex="italic" fo:language="fr" fo:country="CA"/>
    </style:style>
    <style:style style:name="T36" style:parent-style-name="Policepardéfaut" style:family="text">
      <style:text-properties style:font-name="Times" fo:language="fr" fo:country="CA"/>
    </style:style>
    <style:style style:name="P37" style:parent-style-name="Standard" style:family="paragraph">
      <style:text-properties style:font-name="Times" fo:language="fr" fo:country="CA"/>
    </style:style>
    <style:style style:name="P38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39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40" style:parent-style-name="Policepardéfaut" style:family="text">
      <style:text-properties style:font-name="Times" fo:language="fr" fo:country="CA"/>
    </style:style>
    <style:style style:name="T41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42" style:parent-style-name="Policepardéfaut" style:family="text">
      <style:text-properties style:font-name="Consola" fo:language="fr" fo:country="CA"/>
    </style:style>
    <style:style style:name="T4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44" style:parent-style-name="Policepardéfaut" style:family="text">
      <style:text-properties style:font-name="Consola" fo:language="fr" fo:country="CA"/>
    </style:style>
    <style:style style:name="P45" style:parent-style-name="Standard" style:family="paragraph">
      <style:text-properties style:font-name="Times" fo:language="fr" fo:country="CA"/>
    </style:style>
    <style:style style:name="P46" style:parent-style-name="Standard" style:family="paragraph">
      <style:text-properties style:font-name="Times" fo:language="fr" fo:country="CA"/>
    </style:style>
    <style:style style:name="P47" style:parent-style-name="Standard" style:family="paragraph">
      <style:text-properties style:font-name="Times" fo:language="fr" fo:country="CA"/>
    </style:style>
    <style:style style:name="P48" style:parent-style-name="Standard" style:family="paragraph">
      <style:text-properties style:font-name="Times" fo:language="fr" fo:country="CA"/>
    </style:style>
    <style:style style:name="P49" style:parent-style-name="Standard" style:family="paragraph">
      <style:text-properties style:font-name="Times" fo:language="fr" fo:country="CA"/>
    </style:style>
    <style:style style:name="P5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5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52" style:parent-style-name="Policepardéfaut" style:family="text">
      <style:text-properties style:font-name="Consola" fo:language="fr" fo:country="CA"/>
    </style:style>
    <style:style style:name="T5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55" style:parent-style-name="Policepardéfaut" style:family="text">
      <style:text-properties style:font-name="Consola" fo:language="fr" fo:country="CA"/>
    </style:style>
    <style:style style:name="P56" style:parent-style-name="Standard" style:family="paragraph">
      <style:text-properties style:font-name="Consola" fo:language="fr" fo:country="CA"/>
    </style:style>
    <style:style style:name="P57" style:parent-style-name="Standard" style:family="paragraph">
      <style:text-properties style:font-name="Consola" fo:language="fr" fo:country="CA"/>
    </style:style>
    <style:style style:name="P58" style:parent-style-name="Standard" style:family="paragraph">
      <style:text-properties style:font-name="Times" fo:language="fr" fo:country="CA"/>
    </style:style>
    <style:style style:name="T59" style:parent-style-name="Policepardéfaut" style:family="text">
      <style:text-properties style:font-name="Times" fo:language="fr" fo:country="CA"/>
    </style:style>
    <style:style style:name="T60" style:parent-style-name="Policepardéfaut" style:family="text">
      <style:text-properties style:font-name="Times" style:font-style-complex="italic" fo:language="fr" fo:country="CA"/>
    </style:style>
    <style:style style:name="T61" style:parent-style-name="Policepardéfaut" style:family="text">
      <style:text-properties style:font-name="Times" fo:language="fr" fo:country="CA"/>
    </style:style>
    <style:style style:name="P62" style:parent-style-name="Standard" style:family="paragraph">
      <style:text-properties style:font-name="Times" fo:language="fr" fo:country="CA"/>
    </style:style>
    <style:style style:name="P63" style:parent-style-name="Standard" style:family="paragraph">
      <style:text-properties style:font-name="Times" fo:language="fr" fo:country="CA"/>
    </style:style>
    <style:style style:name="P64" style:parent-style-name="Standard" style:family="paragraph">
      <style:text-properties style:font-name="Times" fo:language="fr" fo:country="CA"/>
    </style:style>
    <style:style style:name="P65" style:parent-style-name="Standard" style:family="paragraph">
      <style:text-properties style:font-name="Times" fo:language="fr" fo:country="CA"/>
    </style:style>
    <style:style style:name="P66" style:parent-style-name="Standard" style:family="paragraph">
      <style:text-properties style:font-name="Times" fo:language="fr" fo:country="CA"/>
    </style:style>
    <style:style style:name="P67" style:parent-style-name="Standard" style:family="paragraph">
      <style:text-properties style:font-name="Times" fo:language="fr" fo:country="CA"/>
    </style:style>
    <style:style style:name="P68" style:parent-style-name="Standard" style:family="paragraph">
      <style:text-properties style:font-name="Times" fo:language="fr" fo:country="CA"/>
    </style:style>
    <style:style style:name="P69" style:parent-style-name="Standard" style:family="paragraph">
      <style:text-properties style:font-name="Times" fo:language="fr" fo:country="CA"/>
    </style:style>
    <style:style style:name="P70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P71" style:parent-style-name="Standard" style:family="paragraph">
      <style:text-properties style:font-name="Times" style:text-underline-type="single" style:text-underline-style="solid" style:text-underline-width="auto" style:text-underline-mode="continuous" fo:language="fr" fo:country="CA"/>
    </style:style>
    <style:style style:name="T72" style:parent-style-name="Policepardéfaut" style:family="text">
      <style:text-properties style:font-name="Times" fo:language="fr" fo:country="CA"/>
    </style:style>
    <style:style style:name="T73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4" style:parent-style-name="Policepardéfaut" style:family="text">
      <style:text-properties style:font-name="Consola" fo:language="fr" fo:country="CA"/>
    </style:style>
    <style:style style:name="T7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76" style:parent-style-name="Policepardéfaut" style:family="text">
      <style:text-properties style:font-name="Consola" fo:language="fr" fo:country="CA"/>
    </style:style>
    <style:style style:name="P77" style:parent-style-name="Standard" style:family="paragraph">
      <style:text-properties style:font-name="Times" fo:language="fr" fo:country="CA"/>
    </style:style>
    <style:style style:name="P78" style:parent-style-name="Standard" style:family="paragraph">
      <style:text-properties style:font-name="Times" fo:language="fr" fo:country="CA"/>
    </style:style>
    <style:style style:name="P79" style:parent-style-name="Standard" style:family="paragraph">
      <style:text-properties style:font-name="Times" fo:language="fr" fo:country="CA"/>
    </style:style>
    <style:style style:name="P80" style:parent-style-name="Standard" style:family="paragraph">
      <style:text-properties style:font-name="Times" fo:language="fr" fo:country="CA"/>
    </style:style>
    <style:style style:name="P81" style:parent-style-name="Standard" style:family="paragraph">
      <style:text-properties style:font-name="Times" fo:language="fr" fo:country="CA"/>
    </style:style>
    <style:style style:name="P82" style:parent-style-name="Standard" style:family="paragraph">
      <style:text-properties style:font-name="Times" fo:language="fr" fo:country="CA"/>
    </style:style>
    <style:style style:name="P83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84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85" style:parent-style-name="Policepardéfaut" style:family="text">
      <style:text-properties style:font-name="Consola" fo:language="fr" fo:country="CA"/>
    </style:style>
    <style:style style:name="T86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87" style:parent-style-name="Policepardéfaut" style:family="text">
      <style:text-properties style:font-name="Consola" fo:language="fr" fo:country="CA"/>
    </style:style>
    <style:style style:name="P88" style:parent-style-name="Standard" style:family="paragraph">
      <style:text-properties style:font-name="Consola" fo:language="fr" fo:country="CA"/>
    </style:style>
    <style:style style:name="P89" style:parent-style-name="Standard" style:family="paragraph">
      <style:text-properties style:font-name="Consola" fo:language="fr" fo:country="CA"/>
    </style:style>
    <style:style style:name="P90" style:parent-style-name="Standard" style:family="paragraph">
      <style:text-properties style:font-name="Consola" fo:language="fr" fo:country="CA"/>
    </style:style>
    <style:style style:name="P91" style:parent-style-name="Standard" style:family="paragraph">
      <style:text-properties style:font-name="Consola" fo:language="fr" fo:country="CA"/>
    </style:style>
    <style:style style:name="P92" style:parent-style-name="Standard" style:family="paragraph">
      <style:text-properties style:font-name="Times" fo:language="fr" fo:country="CA"/>
    </style:style>
    <style:style style:name="T93" style:parent-style-name="Policepardéfaut" style:family="text">
      <style:text-properties style:font-name="Times" fo:language="fr" fo:country="CA"/>
    </style:style>
    <style:style style:name="T94" style:parent-style-name="Policepardéfaut" style:family="text">
      <style:text-properties style:font-name="Times" style:font-style-complex="italic" fo:language="fr" fo:country="CA"/>
    </style:style>
    <style:style style:name="T95" style:parent-style-name="Policepardéfaut" style:family="text">
      <style:text-properties style:font-name="Times" fo:language="fr" fo:country="CA"/>
    </style:style>
    <style:style style:name="T96" style:parent-style-name="Policepardéfaut" style:family="text">
      <style:text-properties style:font-name="Times" style:font-style-complex="italic" fo:language="fr" fo:country="CA"/>
    </style:style>
    <style:style style:name="T97" style:parent-style-name="Policepardéfaut" style:family="text">
      <style:text-properties style:font-name="Times" fo:language="fr" fo:country="CA"/>
    </style:style>
    <style:style style:name="P98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99" style:parent-style-name="Standard" style:family="paragraph">
      <style:text-properties style:font-name="Times" fo:language="fr" fo:country="CA"/>
    </style:style>
    <style:style style:name="P10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0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02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03" style:parent-style-name="Policepardéfaut" style:family="text">
      <style:text-properties style:font-name="Consola" fo:language="fr" fo:country="CA"/>
    </style:style>
    <style:style style:name="T104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05" style:parent-style-name="Policepardéfaut" style:family="text">
      <style:text-properties style:font-name="Consola" fo:language="fr" fo:country="CA"/>
    </style:style>
    <style:style style:name="P106" style:parent-style-name="Standard" style:family="paragraph">
      <style:text-properties style:font-name="Consola" fo:language="fr" fo:country="CA"/>
    </style:style>
    <style:style style:name="P107" style:parent-style-name="Standard" style:family="paragraph">
      <style:text-properties style:font-name="Times" fo:language="fr" fo:country="CA"/>
    </style:style>
    <style:style style:name="T108" style:parent-style-name="Policepardéfaut" style:family="text">
      <style:text-properties style:font-name="Times" fo:language="fr" fo:country="CA"/>
    </style:style>
    <style:style style:name="T109" style:parent-style-name="Policepardéfaut" style:family="text">
      <style:text-properties style:font-name="Times" style:font-style-complex="italic" fo:language="fr" fo:country="CA"/>
    </style:style>
    <style:style style:name="T110" style:parent-style-name="Policepardéfaut" style:family="text">
      <style:text-properties style:font-name="Times" fo:language="fr" fo:country="CA"/>
    </style:style>
    <style:style style:name="P111" style:parent-style-name="Standard" style:family="paragraph">
      <style:text-properties style:font-name="Times" fo:language="fr" fo:country="CA"/>
    </style:style>
    <style:style style:name="P112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13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T114" style:parent-style-name="Policepardéfaut" style:family="text">
      <style:text-properties style:font-name="Consola" fo:language="fr" fo:country="CA"/>
    </style:style>
    <style:style style:name="T115" style:parent-style-name="Policepardéfaut" style:family="text">
      <style:text-properties style:font-name="Consola" style:text-underline-type="single" style:text-underline-style="solid" style:text-underline-width="auto" style:text-underline-mode="continuous" fo:language="fr" fo:country="CA"/>
    </style:style>
    <style:style style:name="T116" style:parent-style-name="Policepardéfaut" style:family="text">
      <style:text-properties style:font-name="Consola" fo:language="fr" fo:country="CA"/>
    </style:style>
    <style:style style:name="P117" style:parent-style-name="Standard" style:family="paragraph">
      <style:text-properties style:font-name="Consola" fo:language="fr" fo:country="CA"/>
    </style:style>
    <style:style style:name="P118" style:parent-style-name="Standard" style:family="paragraph">
      <style:text-properties style:font-name="Consola" fo:language="fr" fo:country="CA"/>
    </style:style>
    <style:style style:name="P119" style:parent-style-name="Standard" style:family="paragraph">
      <style:text-properties style:font-name="Consola" fo:language="fr" fo:country="CA"/>
    </style:style>
    <style:style style:name="P120" style:parent-style-name="Standard" style:family="paragraph">
      <style:text-properties style:font-name="Consola" fo:language="fr" fo:country="CA"/>
    </style:style>
    <style:style style:name="P121" style:parent-style-name="Standard" style:family="paragraph">
      <style:text-properties style:font-name="Consola" fo:language="fr" fo:country="CA"/>
    </style:style>
    <style:style style:name="P122" style:parent-style-name="Standard" style:family="paragraph">
      <style:text-properties style:font-name="Times" fo:language="fr" fo:country="CA"/>
    </style:style>
    <style:style style:name="T123" style:parent-style-name="Policepardéfaut" style:family="text">
      <style:text-properties style:font-name="Times" fo:language="fr" fo:country="CA"/>
    </style:style>
    <style:style style:name="T124" style:parent-style-name="Policepardéfaut" style:family="text">
      <style:text-properties style:font-name="Times" style:font-style-complex="italic" fo:language="fr" fo:country="CA"/>
    </style:style>
    <style:style style:name="T125" style:parent-style-name="Policepardéfaut" style:family="text">
      <style:text-properties style:font-name="Times" fo:language="fr" fo:country="CA"/>
    </style:style>
    <style:style style:name="T126" style:parent-style-name="Policepardéfaut" style:family="text">
      <style:text-properties style:font-name="Times" style:font-style-complex="italic" fo:language="fr" fo:country="CA"/>
    </style:style>
    <style:style style:name="T127" style:parent-style-name="Policepardéfaut" style:family="text">
      <style:text-properties style:font-name="Times" fo:language="fr" fo:country="CA"/>
    </style:style>
    <style:style style:name="T128" style:parent-style-name="Policepardéfaut" style:family="text">
      <style:text-properties style:font-name="Times" fo:language="fr" fo:country="CA"/>
    </style:style>
    <style:style style:name="P129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30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  <style:style style:name="P131" style:parent-style-name="Standard" style:family="paragraph">
      <style:text-properties style:font-name="Times" style:font-style-complex="italic" style:text-underline-type="single" style:text-underline-style="solid" style:text-underline-width="auto" style:text-underline-mode="continuous" fo:language="fr" fo:country="CA"/>
    </style:style>
  </office:automatic-styles>
  <office:body>
    <office:text text:use-soft-page-breaks="true">
      <text:p text:style-name="P1">Entité Employé</text:p>
      <text:p text:style-name="P2"/>
      <text:p text:style-name="Standard"><text:span text:style-name="T3">Employé (</text:span><text:span text:style-name="T4">numEmployé</text:span><text:span text:style-name="T5">, nom, adresse, téléphone, date, sexe, NAS, fonction, salaire)</text:span></text:p>
      <text:p text:style-name="P6">Primary Key(numEmployé)</text:p>
      <text:p text:style-name="P7"/>
      <text:p text:style-name="Standard"><text:span text:style-name="T8">L’entité<text:s/></text:span><text:span text:style-name="T9">Employé<text:s/></text:span><text:span text:style-name="T10">n’a pas d’association dirigé vers elle.<text:s/></text:span><text:span text:style-name="T11">C’est pour ça qu’elle ne possède pas de clé étrangère ou d’attributs provenant d’une autre entité.</text:span></text:p>
      <text:p text:style-name="P12"/>
      <text:p text:style-name="P13">Entité Clinique</text:p>
      <text:p text:style-name="P14"/>
      <text:p text:style-name="Standard"><text:span text:style-name="T15">Clinique (</text:span><text:span text:style-name="T16">numClinique</text:span><text:span text:style-name="T17">, numEmployé</text:span><text:span text:style-name="T18">, adresse, téléphone, télécopieur)</text:span></text:p>
      <text:p text:style-name="P19">Primary Key(numClinique)</text:p>
      <text:p text:style-name="P20">Foreign Key (numEmployé) references Employé(numEmployé)</text:p>
      <text:p text:style-name="P21"/>
      <text:p text:style-name="Standard"><text:span text:style-name="T22">L’entité<text:s/></text:span><text:span text:style-name="T23">Clinique possède un clé étrangère représentant le numéro de l’employé gérant la clinique</text:span><text:span text:style-name="T24">.</text:span></text:p>
      <text:p text:style-name="P25"/>
      <text:p text:style-name="P26">Entité Propriétaire</text:p>
      <text:p text:style-name="P27"/>
      <text:p text:style-name="Standard"><text:span text:style-name="T28">Propriétaire (</text:span><text:span text:style-name="T29">numPropriétaire, numClinique</text:span><text:span text:style-name="T30"><text:s/>nom, adresse, téléphone)</text:span></text:p>
      <text:p text:style-name="P31">Primary Key(numPropriétaire)</text:p>
      <text:p text:style-name="P32">Foreign Key(numClinique)<text:s/>references Clinique</text:p>
      <text:p text:style-name="P33"/>
      <text:p text:style-name="Standard"><text:span text:style-name="T34">L’entité<text:s/></text:span><text:span text:style-name="T35">Propriétaire<text:s/></text:span><text:span text:style-name="T36">dépend de l’entité clinique et nécessite une clé étrangère.</text:span></text:p>
      <text:p text:style-name="P37"/>
      <text:p text:style-name="P38">Entité EnregistrementProprioClinique</text:p>
      <text:p text:style-name="P39"/>
      <text:p text:style-name="Standard"><text:span text:style-name="T40">EnregistrementProprioClinique (</text:span><text:span text:style-name="T41">numPropriétaire</text:span><text:span text:style-name="T42">,<text:s/></text:span><text:span text:style-name="T43">numClinique</text:span><text:span text:style-name="T44">)</text:span></text:p>
      <text:p text:style-name="P45">Foreign Key (numPropriétaire) references<text:s/>Propriétaire(numPropriétaire)</text:p>
      <text:p text:style-name="P46">Foreign Key (numClinique) references Clinique(numClinique)</text:p>
      <text:p text:style-name="P47"/>
      <text:p text:style-name="P48">Cette entité doit être présente vue que nous avons une association binaire entre clinique et propriétaire nécessitant une nouvelle table.</text:p>
      <text:p text:style-name="P49"/>
      <text:p text:style-name="P50">Entité Animal</text:p>
      <text:p text:style-name="P51"/>
      <text:p text:style-name="Standard"><text:span text:style-name="T52">Animal (</text:span><text:span text:style-name="T53">numA</text:span><text:span text:style-name="T54">nimal, numClinique</text:span><text:span text:style-name="T55">, nom, type, description, dob, doi, état)</text:span></text:p>
      <text:p text:style-name="P56">Primary Key(numAnimal)</text:p>
      <text:p text:style-name="P57">Foreign Key(numClinique)</text:p>
      <text:p text:style-name="P58"/>
      <text:p text:style-name="Standard"><text:span text:style-name="T59">L’entité<text:s/></text:span><text:span text:style-name="T60">Animal<text:s/></text:span><text:span text:style-name="T61">dépend de l’entité clinique et nécessite une clé étrangère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Entité EnregistrementAnimalClinique</text:p>
      <text:p text:style-name="P71"/>
      <text:p text:style-name="Standard"><text:span text:style-name="T72">EnregistrementAnimalClinique (</text:span><text:span text:style-name="T73">numAnimal</text:span><text:span text:style-name="T74">,<text:s/></text:span><text:span text:style-name="T75">numClinique</text:span><text:span text:style-name="T76">)</text:span></text:p>
      <text:p text:style-name="P77">Foreign Key (numAnimal) references Animal(numAnimal)</text:p>
      <text:p text:style-name="P78">Foreign Key (numClinique) references Clinique(numClinique)</text:p>
      <text:p text:style-name="P79"/>
      <text:p text:style-name="P80">Cette entité doit être présente vue que nous avons une association binaire entre clinique<text:s/>et animal nécessitant une nouvelle table.</text:p>
      <text:p text:style-name="P81"/>
      <text:p text:style-name="P82"/>
      <text:p text:style-name="P83">Entité Examen</text:p>
      <text:p text:style-name="P84"/>
      <text:p text:style-name="Standard"><text:span text:style-name="T85">Examen (</text:span><text:span text:style-name="T86">numExamen, numClinique, numEmployé, numAnimal,</text:span><text:span text:style-name="T87"><text:s/>date, heure, description)</text:span></text:p>
      <text:p text:style-name="P88">Primary Key(numExamen)</text:p>
      <text:p text:style-name="P89">Foreign Key(numEmployé) references Employé(numEmployé)</text:p>
      <text:p text:style-name="P90">Foreign Key(numAnimal) references Animal(numAnimal)</text:p>
      <text:p text:style-name="P91">Foreign Key(numClinique) references Clinique(numClinique)</text:p>
      <text:p text:style-name="P92"/>
      <text:p text:style-name="Standard"><text:span text:style-name="T93">L’entité<text:s/></text:span><text:span text:style-name="T94">Examen<text:s/></text:span><text:span text:style-name="T95">a besoin des clés des entités<text:s/></text:span><text:span text:style-name="T96">Employé</text:span><text:span text:style-name="T97">, Animal, Clinique, car elle dépend de la clinique et est une association ternaire avec l’employé et l’animal.</text:span></text:p>
      <text:p text:style-name="P98"/>
      <text:p text:style-name="P99"/>
      <text:p text:style-name="P100"/>
      <text:p text:style-name="P101">Entité<text:s/>Traitement</text:p>
      <text:p text:style-name="P102"/>
      <text:p text:style-name="Standard"><text:span text:style-name="T103">Examen (</text:span><text:span text:style-name="T104">numTraitement</text:span><text:span text:style-name="T105">, description, coût)</text:span></text:p>
      <text:p text:style-name="P106">Primary Key(numTraitement)</text:p>
      <text:p text:style-name="P107"/>
      <text:p text:style-name="Standard"><text:span text:style-name="T108">L’entité<text:s/></text:span><text:span text:style-name="T109">Traitement<text:s/></text:span><text:span text:style-name="T110">n’a pas d’association dirigé vers elle. C’est pour ça qu’elle ne possède pas de clé étrangère ou d’attributs provenant d’une autre entité.</text:span></text:p>
      <text:p text:style-name="P111"/>
      <text:p text:style-name="P112">Entité Opération</text:p>
      <text:p text:style-name="P113"/>
      <text:p text:style-name="Standard"><text:span text:style-name="T114">Opération (</text:span><text:span text:style-name="T115">numOpération, numTraitement, numEmployé, numAnimal, numClinique</text:span><text:span text:style-name="T116">, date, quantité, dateDébut, dateFin)</text:span></text:p>
      <text:p text:style-name="P117">Primary Key(numOpération)</text:p>
      <text:p text:style-name="P118">Foreign Key(numEmployé) references Employé(numEmployé)</text:p>
      <text:p text:style-name="P119">Foreign Key(numTraitement) references<text:s/>Traitement(numTraitement)</text:p>
      <text:p text:style-name="P120">Foreign Key(numAnimal) references Animal(numAnimal)</text:p>
      <text:p text:style-name="P121">Foreign Key(numClinique) references Clinique(numClinique)</text:p>
      <text:p text:style-name="P122"/>
      <text:p text:style-name="Standard"><text:span text:style-name="T123">L’entité<text:s/></text:span><text:span text:style-name="T124">Opération<text:s/></text:span><text:span text:style-name="T125">a besoin des clés des entités<text:s/></text:span><text:span text:style-name="T126">Employé</text:span><text:span text:style-name="T127">, Animal, Clinique, traitement car elle dépend de la clinique e</text:span><text:span text:style-name="T128">t du traitement. De plus, elle est une association ternaire avec l’employé et l’animal.</text:span></text:p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roman" svg:panose-1="2 2 6 3 5 4 5 2 3 4"/>
    <style:font-face style:name="Consola" svg:font-family="Consol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n Legault</dc:creator>
    <meta:creation-date>2019-02-03T13:34:00Z</meta:creation-date>
    <dc:date>2019-03-10T18:19:00Z</dc:date>
    <meta:template xlink:href="Normal" xlink:type="simple"/>
    <meta:editing-cycles>5</meta:editing-cycles>
    <meta:editing-duration>PT3600S</meta:editing-duration>
    <meta:document-statistic meta:page-count="2" meta:paragraph-count="6" meta:word-count="464" meta:character-count="3012" meta:row-count="21" meta:non-whitespace-character-count="2554"/>
  </office:meta>
</office:document-meta>
</file>